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47a8" officeooo:paragraph-rsid="001447a8"/>
    </style:style>
    <style:style style:name="T1" style:family="text">
      <style:text-properties officeooo:rsid="00161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et image<text:span text:style-name="T1">s</text:span>:</text:p>
      <text:p text:style-name="Standard"><text:a xlink:type="simple" xlink:href="https://pixabay.com/illustrations/planet-space-world-astronomy-night-2953871/" text:style-name="Internet_20_link" text:visited-style-name="Visited_20_Internet_20_Link">https://pixabay.com/illustrations/planet-space-world-astronomy-night-2953871/</text:a></text:p>
      <text:p text:style-name="Standard"><text:a xlink:type="simple" xlink:href="https://www.publicdomainpictures.net/en/view-image.php?image=204119&amp;picture=planet" text:style-name="Internet_20_link" text:visited-style-name="Visited_20_Internet_20_Link">https://www.publicdomainpictures.net/en/view-image.php?image=204119&amp;picture=planet</text:a> </text:p>
      <text:p text:style-name="Standard"><text:a xlink:type="simple" xlink:href="https://www.flickr.com/photos/kevinmgill/14610722117" text:style-name="Internet_20_link" text:visited-style-name="Visited_20_Internet_20_Link">https://www.flickr.com/photos/kevinmgill/14610722117</text:a></text:p>
      <text:p text:style-name="Standard"><text:a xlink:type="simple" xlink:href="https://pixabay.com/photos/venus-surface-hot-heat-planet-11022/" text:style-name="Internet_20_link" text:visited-style-name="Visited_20_Internet_20_Link">https://pixabay.com/photos/venus-surface-hot-heat-planet-11022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6:23:32.941244299</meta:creation-date>
    <dc:date>2019-05-17T17:00:00.175004817</dc:date>
    <meta:editing-duration>PT19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" meta:character-count="289" meta:non-whitespace-character-count="287"/>
  </office:meta>
</office:document-meta>
</file>